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tringTemplateParser.setExpressionFactory( ExpressionFactory express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ringTemplateParser.compileBoolean( String val , String msg , Locator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tringTemplateParser.compileInt( String val , String msg , Locator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tringTemplateParser.compile( final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ringTemplateParser.compile( final String expression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ringTemplateParser.compileExpr( String inStr , String errorPrefix , Locator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tringTemplateParser.parseSubstitutions( Reader in , String errorPrefix , Locator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tringTemplateParser.getExpr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